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9.255cm" svg:y="1.635cm">
          <text:p text:style-name="P1"><text:span text:style-name="T1">Scanner de</text:span></text:p>
          <text:p text:style-name="P1"><text:span text:style-name="T1">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9.255cm" svg:y="4.175cm">
          <text:p text:style-name="P1"><text:span text:style-name="T1">Récupération liste</text:span></text:p>
          <text:p text:style-name="P1"><text:span text:style-name="T1">modific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.905cm" svg:x2="10.525cm" svg:y2="4.175cm" draw:start-shape="id1" draw:start-glue-point="2" draw:end-shape="id2" draw:end-glue-point="0" svg:d="M10525 2905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53:37.573310301</meta:creation-date>
    <dc:date>2015-05-24T16:56:04.677930234</dc:date>
    <meta:editing-duration>PT2M27S</meta:editing-duration>
    <meta:editing-cycles>1</meta:editing-cycles>
    <meta:document-statistic meta:object-count="3"/>
    <meta:generator>LibreOffice/4.3.7.2$Linux_X86_64 LibreOffice_project/430m0$Build-2</meta:generator>
  </office:meta>
</office:document-meta>
</file>